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7.5pt"/>
    </style:style>
    <style:style style:name="P2" style:family="paragraph" style:parent-style-name="Standard">
      <style:text-properties style:font-name="sans-serif" fo:font-size="9pt"/>
    </style:style>
    <style:style style:name="P3" style:family="paragraph" style:parent-style-name="Standard">
      <style:text-properties style:font-name="sans-serif" fo:font-size="10.5pt"/>
    </style:style>
    <style:style style:name="P4" style:family="paragraph" style:parent-style-name="Standard">
      <style:text-properties style:font-name="monospace" fo:font-size="7.5pt"/>
    </style:style>
    <style:style style:name="P5" style:family="paragraph" style:parent-style-name="Standard">
      <style:text-properties style:font-name="monospace" fo:font-size="7.5pt" officeooo:paragraph-rsid="000e0c6c"/>
    </style:style>
    <style:style style:name="P6" style:family="paragraph" style:parent-style-name="Standard">
      <style:text-properties style:font-name="monospace" fo:font-size="7.5pt" officeooo:paragraph-rsid="000f4c51"/>
    </style:style>
    <style:style style:name="P7" style:family="paragraph" style:parent-style-name="Standard">
      <style:text-properties fo:color="#00a800" style:font-name="sans-serif" fo:font-size="7.5pt" officeooo:rsid="000e0c6c" officeooo:paragraph-rsid="000e0c6c"/>
    </style:style>
    <style:style style:name="P8" style:family="paragraph" style:parent-style-name="Standard">
      <style:text-properties fo:color="#00a800" style:font-name="sans-serif" fo:font-size="7.5pt" officeooo:paragraph-rsid="000f4c51"/>
    </style:style>
    <style:style style:name="P9" style:family="paragraph" style:parent-style-name="Standard">
      <style:text-properties fo:color="#00a800" style:font-name="sans-serif" fo:font-size="7.5pt" officeooo:rsid="000f4c51" officeooo:paragraph-rsid="000f4c51"/>
    </style:style>
    <style:style style:name="P10" style:family="paragraph" style:parent-style-name="Standard">
      <style:text-properties fo:color="#00a800" style:font-name="monospace" fo:font-size="7.5pt" officeooo:rsid="000e0c6c" officeooo:paragraph-rsid="000e0c6c"/>
    </style:style>
    <style:style style:name="P11" style:family="paragraph" style:parent-style-name="Standard">
      <style:text-properties fo:color="#00a800" style:font-name="monospace" fo:font-size="7.5pt" officeooo:paragraph-rsid="000e0c6c"/>
    </style:style>
    <style:style style:name="P12" style:family="paragraph" style:parent-style-name="Standard">
      <style:text-properties fo:color="#00a800" style:font-name="monospace" fo:font-size="7.5pt" officeooo:rsid="0010ab24" officeooo:paragraph-rsid="0010ab24"/>
    </style:style>
    <style:style style:name="P13" style:family="paragraph" style:parent-style-name="Standard">
      <style:text-properties fo:color="#00a800" style:font-name="monospace" fo:font-size="7.5pt" officeooo:rsid="001529ac" officeooo:paragraph-rsid="001529ac"/>
    </style:style>
    <style:style style:name="P14" style:family="paragraph" style:parent-style-name="Standard">
      <style:text-properties fo:color="#00a800" style:font-name="monospace" fo:font-size="7.5pt" officeooo:rsid="0016b1c7" officeooo:paragraph-rsid="0016b1c7"/>
    </style:style>
    <style:style style:name="P15" style:family="paragraph" style:parent-style-name="Header">
      <style:text-properties officeooo:rsid="0007b512" officeooo:paragraph-rsid="0016f0cd"/>
    </style:style>
    <style:style style:name="T1" style:family="text">
      <style:text-properties officeooo:rsid="000e0c6c"/>
    </style:style>
    <style:style style:name="T2" style:family="text">
      <style:text-properties style:font-name="monospace" fo:font-size="7.5pt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10.5pt"/>
    </style:style>
    <style:style style:name="T5" style:family="text">
      <style:text-properties style:font-name="sans-serif" fo:font-size="10.5pt" fo:font-weight="bold" style:font-weight-asian="bold" style:font-weight-complex="bold"/>
    </style:style>
    <style:style style:name="T6" style:family="text">
      <style:text-properties style:font-name="sans-serif" fo:font-size="10.5pt" fo:font-weight="bold" officeooo:rsid="0016f0cd" style:font-weight-asian="bold" style:font-weight-complex="bold"/>
    </style:style>
    <style:style style:name="T7" style:family="text">
      <style:text-properties style:font-name="sans-serif" fo:font-size="10.5pt" officeooo:rsid="0016f0cd"/>
    </style:style>
    <style:style style:name="T8" style:family="text">
      <style:text-properties style:font-name="sans-serif" fo:font-size="10.5pt" fo:font-weight="normal" officeooo:rsid="0016f0cd" style:font-weight-asian="normal" style:font-weight-complex="normal"/>
    </style:style>
    <style:style style:name="T9" style:family="text">
      <style:text-properties fo:color="#00a800" officeooo:rsid="000e0c6c"/>
    </style:style>
    <style:style style:name="T10" style:family="text">
      <style:text-properties officeooo:rsid="000f4c51"/>
    </style:style>
    <style:style style:name="T11" style:family="text">
      <style:text-properties officeooo:rsid="0013b99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8890e" style:font-weight-asian="bold" style:font-weight-complex="bold"/>
    </style:style>
    <style:style style:name="T14" style:family="text">
      <style:text-properties fo:font-weight="bold" officeooo:rsid="0016f0c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UT Info2 <text:span text:style-name="T12">201</text:span><text:span text:style-name="T14">6</text:span><text:span text:style-name="T12">/201</text:span><text:span text:style-name="T14">7</text:span></text:p>
      <text:p text:style-name="P15"><text:span text:style-name="T4">Date de rendu : </text:span><text:span text:style-name="T7">13</text:span><text:span text:style-name="T4"> / </text:span><text:span text:style-name="T7">09</text:span><text:span text:style-name="T4"> / 20</text:span><text:span text:style-name="T7">17</text:span></text:p>
      <text:p text:style-name="P15"><text:span text:style-name="T4">Groupe TD : </text:span><text:span text:style-name="T6">3</text:span><text:span text:style-name="T4"><text:tab/></text:span></text:p>
      <text:p text:style-name="P15"><text:span text:style-name="T8">Nom : </text:span><text:span text:style-name="T6">GICQUEL Antoine</text:span></text:p>
      <text:p text:style-name="P3"/>
      <text:p text:style-name="P3"><text:span text:style-name="T1">T</text:span>P1 : Ressources</text:p>
      <text:p text:style-name="P1"/>
      <text:p text:style-name="P2">2.1 Pratiques interactives</text:p>
      <text:p text:style-name="P1"/>
      <text:p text:style-name="P1">Voici quelques excercices pour la prise en main du shell. Donnez les commandes en</text:p>
      <text:p text:style-name="P1">shell et décrire le résultat. Vous pourrez utiliser l’option “-update 1” pour visualiser</text:p>
      <text:p text:style-name="P1">une trotteuse.</text:p>
      <text:p text:style-name="P1"/>
      <text:p text:style-name="P1">Question : Lancez xclock en avant-plan puis fermez la fenêtre xclock.</text:p>
      <text:p text:style-name="P1">Réponse : <text:span text:style-name="T9">xclock s’ouvre et se ferme lorsqu’on clique sur la croix.</text:span></text:p>
      <text:p text:style-name="P1"/>
      <text:p text:style-name="P1">Question : Lancez xclock en arrière-plan puis fermez la fenêtre xclock.</text:p>
      <text:p text:style-name="P1">Réponse : </text:p>
      <text:p text:style-name="P1"/>
      <text:p text:style-name="P7">xclock&amp;</text:p>
      <text:p text:style-name="P7">[1] 18069</text:p>
      <text:p text:style-name="P7"/>
      <text:p text:style-name="P7">xclock s’ouvre et on obtient son PID. Lorsqu’on clique sur la croix sa fenetre se ferme mais son processus reste actif. On utilise ^C pour l’arrêter.</text:p>
      <text:p text:style-name="P1"/>
      <text:p text:style-name="P1">Question : Lancez xclock en avant-plan puis ˆZ puis fermez la fenêtre xclock. Et</text:p>
      <text:p text:style-name="P1">ensuite saisissez “fg”.</text:p>
      <text:p text:style-name="P1">Réponse :</text:p>
      <text:p text:style-name="P4"/>
      <text:p text:style-name="P10">[agicquel@T430 ~]$ xclock -update 1</text:p>
      <text:p text:style-name="P10">Warning: Missing charsets in String to FontSet conversion</text:p>
      <text:p text:style-name="P10">^Z</text:p>
      <text:p text:style-name="P10">[1]+ <text:s/>Stoppé <text:s text:c="16"/>xclock -update 1</text:p>
      <text:p text:style-name="P10">[agicquel@T430 ~]$ fg</text:p>
      <text:p text:style-name="P10">xclock -update 1</text:p>
      <text:p text:style-name="P10">[agicquel@T430 ~]$</text:p>
      <text:p text:style-name="P10"/>
      <text:p text:style-name="P11"><text:span text:style-name="T1">Lorsque xclock était stoppé la trotteuse s’est arrêtée. Une fois fg lancé le processus repris et donc la trotteuse s’est remise en route.</text:span></text:p>
      <text:p text:style-name="P1"/>
      <text:p text:style-name="P1">Question : Lancez xclock en avant-plan. Dans un autre terminal, suspendez l’exécu-</text:p>
      <text:p text:style-name="P1">tion de xclock</text:p>
      <text:p text:style-name="P1">Réponse :</text:p>
      <text:p text:style-name="P1"/>
      <text:p text:style-name="P8"><text:span text:style-name="T10">tty1 :</text:span></text:p>
      <text:p text:style-name="P9">[agicquel@T430 ~]$ echo $$ &amp;&amp; xclock</text:p>
      <text:p text:style-name="P9">16413</text:p>
      <text:p text:style-name="P9">Warning: Missing charsets in String to FontSet conversion</text:p>
      <text:p text:style-name="P9">Killed</text:p>
      <text:p text:style-name="P9"/>
      <text:p text:style-name="P9">tty2 :</text:p>
      <text:p text:style-name="P9">[agicquel@T430 ~]$ echo $$ &amp;&amp; ps -a | grep xclock | cut -d\ <text:s/>-f1 | xargs kill -KILL</text:p>
      <text:p text:style-name="P9">18238</text:p>
      <text:p text:style-name="P9">[agicquel@T430 ~]$</text:p>
      <text:p text:style-name="P6"/>
      <text:p text:style-name="P1"/>
      <text:p text:style-name="P1">Question : Créez un zombie avec le code fourni en exercice de TD.</text:p>
      <text:p text:style-name="P1">Réponse :</text:p>
      <text:p text:style-name="P4"/>
      <text:p text:style-name="P13">[agicquel@T430 ~]$ ./zombie.sh </text:p>
      <text:p text:style-name="P13">F S <text:s text:c="2"/>UID <text:s text:c="2"/>PID <text:s/>PPID <text:s/>C PRI <text:s/>NI ADDR SZ WCHAN <text:s/>TTY <text:s text:c="9"/>TIME CMD</text:p>
      <text:p text:style-name="P13">0 S <text:s/>1000 19614 19613 <text:s/>0 <text:s/>80 <text:s text:c="2"/>0 - 28655 hrtime pts/1 <text:s text:c="3"/>00:00:00 sleep</text:p>
      <text:p text:style-name="P13">19614 restera sombie pendant encore 29 secondes</text:p>
      <text:p text:style-name="P13">systemd(1)───systemd(1396)───gnome-terminal-(16407)───bash(18238)───zombie.sh(19611)───sleep(19613)───sleep(19614)</text:p>
      <text:p text:style-name="P13">F S <text:s text:c="2"/>UID <text:s text:c="2"/>PID <text:s/>PPID <text:s/>C PRI <text:s/>NI ADDR SZ WCHAN <text:s/>TTY <text:s text:c="9"/>TIME CMD</text:p>
      <text:p text:style-name="P13">0 Z <text:s/>1000 19614 19613 <text:s/>0 <text:s/>80 <text:s text:c="2"/>0 - <text:s text:c="4"/>0 - <text:s text:c="5"/>pts/1 <text:s text:c="3"/>00:00:00 sleep &lt;defunct&gt;</text:p>
      <text:p text:style-name="P1"/>
      <text:p text:style-name="P1">Question : Lancez une copie d’un répertoire r1 sur r2 dans 2 sous-shell avec la com-</text:p>
      <text:p text:style-name="P1">mande “tar”.</text:p>
      <text:p text:style-name="P1">Réponse :</text:p>
      <text:p text:style-name="P4"/>
      <text:p text:style-name="P14">(cd ~/r1 &amp;&amp; tar -cf - .) | (cd ~/r2 &amp;&amp; tar xfp -)</text:p>
      <text:p text:style-name="P14">[agicquel@T430 ~]$ ls ./r2</text:p>
      <text:p text:style-name="P14">a <text:s/>e <text:s/>r <text:s/>t <text:s/>y <text:s/>z</text:p>
      <text:p text:style-name="P2"/>
      <text:p text:style-name="P2">2.2 Mise en place des sémaphores</text:p>
      <text:p text:style-name="P1"/>
      <text:p text:style-name="P1"/>
      <text:p text:style-name="P1">Question : Récupérez ou recopiez le code des programmes C : mkNamedSem, na-</text:p>
      <text:p text:style-name="P1"><text:soft-page-break/>medSemV, namedSemP et rmNamedSem. (Commment avez-vous fait ?)</text:p>
      <text:p text:style-name="P1">Réponse :</text:p>
      <text:p text:style-name="P4"/>
      <text:p text:style-name="P12">[agicquel@T430 semaphore]$ ls</text:p>
      <text:p text:style-name="P12">mkNamedSem.c <text:s/>namedSemP.c <text:s/>namedSemV.c <text:s/>rmNamedSem.c</text:p>
      <text:p text:style-name="P4"/>
      <text:p text:style-name="P1"/>
      <text:p text:style-name="P1">Question : Compilez les programmes. (Donnez les commandes)</text:p>
      <text:p text:style-name="P1">Réponse :</text:p>
      <text:p text:style-name="P4"/>
      <text:p text:style-name="P12">[agicquel@T430 semaphore]$ nano compile.sh</text:p>
      <text:p text:style-name="P12">[agicquel@T430 semaphore]$ cat compile.sh </text:p>
      <text:p text:style-name="P12">#!/bin/bash</text:p>
      <text:p text:style-name="P12"># (c) F. Merciol</text:p>
      <text:p text:style-name="P12"># Plus d’informations <text:s/>sur <text:s/>http :// m3101.merciol.fr</text:p>
      <text:p text:style-name="P12">for <text:s/>file in <text:s/>mkNamedSem <text:s/>rmNamedSem <text:s/>namedSemP <text:s/>namedSemV</text:p>
      <text:p text:style-name="P12">do</text:p>
      <text:p text:style-name="P12"><text:tab/>gcc <text:s text:c="2"/>${file}.c <text:s text:c="2"/>-lpthread <text:s/>-o ${file}</text:p>
      <text:p text:style-name="P12">done</text:p>
      <text:p text:style-name="P12">[agicquel@T430 semaphore]$ chmod +x compile.sh </text:p>
      <text:p text:style-name="P12">[agicquel@T430 semaphore]$ ./compile.sh </text:p>
      <text:p text:style-name="P12">[agicquel@T430 semaphore]$ ls</text:p>
      <text:p text:style-name="P12">compile.sh <text:s/>mkNamedSem <text:s/>mkNamedSem.c <text:s/>namedSemP <text:s/>namedSemP.c <text:s/>namedSemV <text:s/>namedSemV.c <text:s/>rmNamedSem <text:s/>rmNamedSem.c</text:p>
      <text:p text:style-name="P12">[agicquel@T430 semaphore]$</text:p>
      <text:p text:style-name="P1"/>
      <text:p text:style-name="P1"/>
      <text:p text:style-name="P1">Question : <text:span text:style-name="T11">Expliquez</text:span> comment tester leur bon fonctionnement. (Explication et traces)</text:p>
      <text:p text:style-name="P1">Réponse :</text:p>
      <text:p text:style-name="P1"/>
      <text:p text:style-name="P1"/>
      <text:p text:style-name="P2"/>
      <text:p text:style-name="P2">2.3 Application sur limitation de ressources</text:p>
      <text:p text:style-name="P1"/>
      <text:p text:style-name="P1">Question : Récupérez ou recopiez le code du TD. (Comment . . .)</text:p>
      <text:p text:style-name="P1">Réponse :</text:p>
      <text:p text:style-name="P4">-</text:p>
      <text:p text:style-name="P1"/>
      <text:p text:style-name="P1">Question : Expliquez la démarche (nombre, rôle et initialisation des sémaphores).</text:p>
      <text:p text:style-name="P1">Réponse :</text:p>
      <text:p text:style-name="P4">-</text:p>
      <text:p text:style-name="P1"/>
      <text:p text:style-name="P1">Question : Expliquez les endroits de synchronisation (avec la place des “P” et “V”).</text:p>
      <text:p text:style-name="P1">Réponse :</text:p>
      <text:p text:style-name="P4">-</text:p>
      <text:p text:style-name="P1"/>
      <text:p text:style-name="P1">Question : Donnez le code.</text:p>
      <text:p text:style-name="P1">Réponse :</text:p>
      <text:p text:style-name="P4">-</text:p>
      <text:p text:style-name="P1"/>
      <text:p text:style-name="P1">Question : Expliquez comment valider que la solution est juste.</text:p>
      <text:p text:style-name="P1">Réponse :</text:p>
      <text:p text:style-name="P4">-</text:p>
      <text:p text:style-name="P1"/>
      <text:p text:style-name="P1">Question : Donnez la trace de la validation.</text:p>
      <text:p text:style-name="P1">Réponse :</text:p>
      <text:p text:style-name="P4">-</text:p>
      <text:p text:style-name="P2"/>
      <text:p text:style-name="P2">2.4 Application au carrousel</text:p>
      <text:p text:style-name="P1"/>
      <text:p text:style-name="P1">Question : Récupérez ou recopiez le code du TD.</text:p>
      <text:p text:style-name="P1">Réponse :</text:p>
      <text:p text:style-name="P4">-</text:p>
      <text:p text:style-name="P1"/>
      <text:p text:style-name="P1">Question : Expliquez la démarche (nombre, rôle et initialisation des sémaphores).</text:p>
      <text:p text:style-name="P1">Réponse :</text:p>
      <text:p text:style-name="P4">-</text:p>
      <text:p text:style-name="P1"/>
      <text:p text:style-name="P1">Question : Expliquez les endroits de synchronisation (avec la place des “P” et “V”).</text:p>
      <text:p text:style-name="P1">Réponse :</text:p>
      <text:p text:style-name="P4">-</text:p>
      <text:p text:style-name="P1"/>
      <text:p text:style-name="P1">Question : Donnez le code.</text:p>
      <text:p text:style-name="P1">Réponse :</text:p>
      <text:p text:style-name="P4">-</text:p>
      <text:p text:style-name="P1"/>
      <text:p text:style-name="P1">Question : Expliquez comment valider que la solution est juste.</text:p>
      <text:p text:style-name="P1">Réponse :</text:p>
      <text:p text:style-name="P4">-</text:p>
      <text:p text:style-name="P1"/>
      <text:p text:style-name="P1">Question : Donnez la trace de la validation.</text:p>
      <text:p text:style-name="P1">Réponse :</text:p>
      <text:p text:style-name="P4"><text:soft-page-break/>-</text:p>
      <text:p text:style-name="P2"/>
      <text:p text:style-name="P2">2.5 Application lecteurs/écrivains</text:p>
      <text:p text:style-name="P1"/>
      <text:p text:style-name="P1">Question : Récupérez ou recopiez le code du TD.</text:p>
      <text:p text:style-name="P1">Réponse :</text:p>
      <text:p text:style-name="P4">-</text:p>
      <text:p text:style-name="P1"/>
      <text:p text:style-name="P1">Question : Expliquez la démarche (nombre, rôle et initialisation des sémaphores).</text:p>
      <text:p text:style-name="P1">Réponse :</text:p>
      <text:p text:style-name="P4">-</text:p>
      <text:p text:style-name="P1"/>
      <text:p text:style-name="P1">Question : Expliquez les endroits de synchronisation (avec la place des “P” et “V”).</text:p>
      <text:p text:style-name="P1">Réponse :</text:p>
      <text:p text:style-name="P4">-</text:p>
      <text:p text:style-name="P1"/>
      <text:p text:style-name="P1">Question : Donnez le code.</text:p>
      <text:p text:style-name="P1">Réponse :</text:p>
      <text:p text:style-name="P5">-</text:p>
      <text:p text:style-name="P5"><text:span text:style-name="T3"/></text:p>
      <text:p text:style-name="P5"><text:span text:style-name="T3">Question : Expliquez comment valider que la solution est juste.</text:span></text:p>
      <text:p text:style-name="P1">Réponse :</text:p>
      <text:p text:style-name="P4">-</text:p>
      <text:p text:style-name="P1"/>
      <text:p text:style-name="P1">Question : Donnez la trace de la validation.</text:p>
      <text:p text:style-name="P1">Réponse :</text:p>
      <text:p text:style-name="Standard"><text:span text:style-name="T2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09-13T12:57:37.112534693</dc:date>
    <meta:editing-duration>PT26M37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3" meta:paragraph-count="135" meta:word-count="731" meta:character-count="4488" meta:non-whitespace-character-count="3780"/>
  </office:meta>
</office:document-meta>
</file>